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7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8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9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0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1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2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3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4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5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6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7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8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9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0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1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2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3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4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5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6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7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8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9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30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31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32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33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34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35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36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37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</office:automatic-styles>
  <office:body>
    <office:text>
      <text:p text:style-name="P1"><text:span text:style-name="T1"><text:line-break/>Übungsfragen zur Prüfungsvorbereitung 2 </text:span></text:p>
      <text:p text:style-name="P2"><text:span text:style-name="T2"><text:line-break/>Finden Sie alle Dateien auf Ihrem Computer, die größer als 1 MB sind, und lassen Sie die Namen anzeigen. <text:line-break/><text:line-break/></text:span><text:span text:style-name="T3">sudo find / -type f -size +1024k</text:span></text:p>
      <text:p text:style-name="P2"><text:span text:style-name="T4"/></text:p>
      <text:p text:style-name="P2"><text:span text:style-name="T4"/></text:p>
      <text:p text:style-name="P3"><text:span text:style-name="T5">README ist eine häufig verwendete Datei. Geben Sie die Pfade der Dateien an, die README heißen.</text:span></text:p>
      <text:p text:style-name="P3"><text:span text:style-name="T5"><text:line-break/></text:span><text:span text:style-name="T6">sudo find / -type f -name README</text:span></text:p>
      <text:p text:style-name="P4"><text:span text:style-name="T7"><text:line-break/>Wie würden Sie in der bash eine Meldung auf die Standard-Fehlerausgabe umleiten? <text:line-break/><text:line-break/></text:span><text:span text:style-name="T8">&amp;1&gt;2<text:line-break/></text:span><text:span text:style-name="T9"><text:line-break/>Wie können Sie prüfen, ob in einem Verzeichnis Dateien mit »merkwürdigen« Namen enthalten sind, etwa solche mit Leerzeichen am Schluss oder mit<text:s/></text:span><text:span text:style-name="T10">„</text:span><text:span text:style-name="T11">unsichtbaren</text:span><text:span text:style-name="T12">“</text:span><text:span text:style-name="T13"><text:s/>Steuerzeichen in der Mitte? <text:line-break/></text:span></text:p>
      <text:p text:style-name="P4"><text:span text:style-name="T14">ls -la | cat -av</text:span><text:span text:style-name="T15"><text:line-break/><text:line-break/>Mit welchem tr-Kommando können Sie alle Vokale in einem Text durch einen gegebenen einzigen ersetzen? Denken Sie an das Kinderlied: DREI CHINESEN MIT DEM KONTRABASS<text:line-break/>DRAA CHANASAN MAT DAM KANTRABASS <text:line-break/><text:line-break/></text:span><text:span text:style-name="T16">tr EIUO A "DREI CHINESEN MIT DEM KONTRABASS"<text:line-break/></text:span><text:span text:style-name="T17"><text:line-break/>Nummerieren Sie die Zeilen einer Textdatei und starten mit 100<text:line-break/><text:line-break/></text:span><text:span text:style-name="T18">nl -v 100<text:s/></text:span><text:span text:style-name="T19">Textdatei</text:span><text:span text:style-name="T20"><text:line-break/><text:line-break/>Wie können Sie die Zeilen einer Datei in umgekehrter Reihenfolge nummerieren?<text:line-break/></text:span></text:p>
      <text:p text:style-name="P4"><text:span text:style-name="T21">nl -v Textdatei | sort -r -h Textdatei<text:s/></text:span><text:span text:style-name="T22">oder<text:line-break/></text:span><text:span text:style-name="T23">tac (cat invertiert)</text:span><text:span text:style-name="T24"/></text:p>
      <text:p text:style-name="P4"><text:span text:style-name="T25"><text:line-break/>Wie heißen auf Ihrem System die ausführbaren Programme, die zur Bearbeitung der folgenden Kommandos herangezogen werden: fgrep, sort, mount<text:line-break/><text:line-break/></text:span><text:span text:style-name="T26">überprüfbar durch "which"</text:span><text:span text:style-name="T27"><text:line-break/><text:line-break/>Wie heißen auf Ihrem System die Dateien, die die Dokumentation für das Kommando »crontab« enthalten? <text:line-break/><text:line-break/></text:span><text:span text:style-name="T28">man -k "crontab"</text:span></text:p>
      <text:p text:style-name="P4"><text:span text:style-name="T29">whereis crontab</text:span><text:span text:style-name="T30"><text:line-break/><text:line-break/>Wo liegt die init.d?<text:line-break/><text:line-break/></text:span><text:span text:style-name="T31">/etc/<text:line-break/></text:span><text:span text:style-name="T32"><text:line-break/>Wo findet sich eine Liste aller dem System bekannten Benutzer?<text:line-break/></text:span><text:span text:style-name="T33">users<text:s/></text:span><text:span text:style-name="T34">oder</text:span><text:span text:style-name="T35"><text:line-break/></text:span><text:span text:style-name="T36">/etc/passwd</text:span><text:span text:style-name="T3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